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Middle Square</text:p>
          </table:table-cell>
          <table:table-cell table:number-columns-repeated="4"/>
          <table:table-cell office:value-type="string" calcext:value-type="string">
            <text:p>Monte Carl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Number of Cor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office:value-type="string" calcext:value-type="string">
            <text:p>2654, 1000 values</text:p>
          </table:table-cell>
          <table:table-cell office:value-type="float" office:value="417.707" calcext:value-type="float">
            <text:p>417.707</text:p>
          </table:table-cell>
          <table:table-cell office:value-type="float" office:value="9200" calcext:value-type="float">
            <text:p>9200</text:p>
          </table:table-cell>
          <table:table-cell office:value-type="float" office:value="8902.31" calcext:value-type="float">
            <text:p>8902.31</text:p>
          </table:table-cell>
          <table:table-cell office:value-type="string" calcext:value-type="string">
            <text:p>993/1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LCG</text:p>
          </table:table-cell>
          <table:table-cell table:number-columns-repeated="4"/>
          <table:table-cell office:value-type="string" calcext:value-type="string">
            <text:p>Monte Carl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Number of Co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Seed?, 1000 values</text:p>
          </table:table-cell>
          <table:table-cell office:value-type="float" office:value="617313408" calcext:value-type="float">
            <text:p>617313408</text:p>
          </table:table-cell>
          <table:table-cell office:value-type="float" office:value="2145841280" calcext:value-type="float">
            <text:p>2145841280</text:p>
          </table:table-cell>
          <table:table-cell office:value-type="float" office:value="7.33" calcext:value-type="float">
            <text:p>7.33</text:p>
          </table:table-cell>
          <table:table-cell office:value-type="string" calcext:value-type="string">
            <text:p>0/1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Algorithm: </text:p>
          </table:table-cell>
          <table:table-cell office:value-type="string" calcext:value-type="string">
            <text:p>Threefry</text:p>
          </table:table-cell>
          <table:table-cell table:number-columns-repeated="4"/>
          <table:table-cell office:value-type="string" calcext:value-type="string">
            <text:p>Monte Carl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i squared</text:p>
          </table:table-cell>
          <table:table-cell office:value-type="string" calcext:value-type="string">
            <text:p>Repetition</text:p>
          </table:table-cell>
          <table:table-cell/>
          <table:table-cell office:value-type="string" calcext:value-type="string">
            <text:p>Dart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Number of Co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2654, 1000 values</text:p>
          </table:table-cell>
          <table:table-cell office:value-type="float" office:value="5.33272705222522E+018" calcext:value-type="float">
            <text:p>5.33272705222522E+018</text:p>
          </table:table-cell>
          <table:table-cell office:value-type="float" office:value="1.84237950670146E+019" calcext:value-type="float">
            <text:p>1.84237950670146E+019</text:p>
          </table:table-cell>
          <table:table-cell office:value-type="float" office:value="7.77" calcext:value-type="float">
            <text:p>7.77</text:p>
          </table:table-cell>
          <table:table-cell office:value-type="string" calcext:value-type="string">
            <text:p>0/1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neration Speed</text:p>
          </table:table-cell>
          <table:table-cell table:number-columns-repeated="2"/>
          <table:table-cell office:value-type="string" calcext:value-type="string">
            <text:p>Time(second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Number of Values</text:p>
          </table:table-cell>
          <table:table-cell/>
          <table:table-cell office:value-type="string" calcext:value-type="string">
            <text:p>Ser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iddlesquare (Seed 123456)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0.114067" calcext:value-type="float">
            <text:p>0.114067</text:p>
          </table:table-cell>
          <table:table-cell office:value-type="float" office:value="0.114777" calcext:value-type="float">
            <text:p>0.114777</text:p>
          </table:table-cell>
          <table:table-cell office:value-type="float" office:value="0.57397" calcext:value-type="float">
            <text:p>0.57397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6298" calcext:value-type="float">
            <text:p>0.016298</text:p>
          </table:table-cell>
          <table:table-cell office:value-type="float" office:value="0.009326" calcext:value-type="float">
            <text:p>0.00932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0.228201" calcext:value-type="float">
            <text:p>0.228201</text:p>
          </table:table-cell>
          <table:table-cell office:value-type="float" office:value="0.230101" calcext:value-type="float">
            <text:p>0.230101</text:p>
          </table:table-cell>
          <table:table-cell office:value-type="float" office:value="0.115552" calcext:value-type="float">
            <text:p>0.115552</text:p>
          </table:table-cell>
          <table:table-cell office:value-type="float" office:value="0.058404" calcext:value-type="float">
            <text:p>0.058404</text:p>
          </table:table-cell>
          <table:table-cell office:value-type="float" office:value="0.032784" calcext:value-type="float">
            <text:p>0.032784</text:p>
          </table:table-cell>
          <table:table-cell office:value-type="float" office:value="0.018344" calcext:value-type="float">
            <text:p>0.018344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400000" calcext:value-type="float">
            <text:p>400000</text:p>
          </table:table-cell>
          <table:table-cell/>
          <table:table-cell office:value-type="float" office:value="0.45734" calcext:value-type="float">
            <text:p>0.45734</text:p>
          </table:table-cell>
          <table:table-cell office:value-type="float" office:value="0.460517" calcext:value-type="float">
            <text:p>0.460517</text:p>
          </table:table-cell>
          <table:table-cell office:value-type="float" office:value="0.230881" calcext:value-type="float">
            <text:p>0.230881</text:p>
          </table:table-cell>
          <table:table-cell office:value-type="float" office:value="0.118704" calcext:value-type="float">
            <text:p>0.118704</text:p>
          </table:table-cell>
          <table:table-cell office:value-type="float" office:value="0.065423" calcext:value-type="float">
            <text:p>0.065423</text:p>
          </table:table-cell>
          <table:table-cell office:value-type="float" office:value="0.036446" calcext:value-type="float">
            <text:p>0.036446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800000" calcext:value-type="float">
            <text:p>800000</text:p>
          </table:table-cell>
          <table:table-cell/>
          <table:table-cell office:value-type="float" office:value="0.916218" calcext:value-type="float">
            <text:p>0.916218</text:p>
          </table:table-cell>
          <table:table-cell office:value-type="float" office:value="0.921702" calcext:value-type="float">
            <text:p>0.921702</text:p>
          </table:table-cell>
          <table:table-cell office:value-type="float" office:value="0.462099" calcext:value-type="float">
            <text:p>0.462099</text:p>
          </table:table-cell>
          <table:table-cell office:value-type="float" office:value="0.235507" calcext:value-type="float">
            <text:p>0.235507</text:p>
          </table:table-cell>
          <table:table-cell office:value-type="float" office:value="0.130722" calcext:value-type="float">
            <text:p>0.130722</text:p>
          </table:table-cell>
          <table:table-cell office:value-type="float" office:value="0.072519" calcext:value-type="float">
            <text:p>0.072519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1600000" calcext:value-type="float">
            <text:p>1600000</text:p>
          </table:table-cell>
          <table:table-cell/>
          <table:table-cell office:value-type="float" office:value="1.832923" calcext:value-type="float">
            <text:p>1.832923</text:p>
          </table:table-cell>
          <table:table-cell office:value-type="float" office:value="1.844302" calcext:value-type="float">
            <text:p>1.844302</text:p>
          </table:table-cell>
          <table:table-cell office:value-type="float" office:value="0.924889" calcext:value-type="float">
            <text:p>0.924889</text:p>
          </table:table-cell>
          <table:table-cell office:value-type="float" office:value="0.473106" calcext:value-type="float">
            <text:p>0.473106</text:p>
          </table:table-cell>
          <table:table-cell office:value-type="float" office:value="0.260015" calcext:value-type="float">
            <text:p>0.260015</text:p>
          </table:table-cell>
          <table:table-cell office:value-type="float" office:value="0.144711" calcext:value-type="float">
            <text:p>0.144711</text:p>
          </table:table-cell>
        </table:table-row>
        <table:table-row table:style-name="ro1">
          <table:table-cell office:value-type="string" calcext:value-type="string">
            <text:p>^^^</text:p>
          </table:table-cell>
          <table:table-cell office:value-type="float" office:value="3200000" calcext:value-type="float">
            <text:p>3200000</text:p>
          </table:table-cell>
          <table:table-cell/>
          <table:table-cell office:value-type="float" office:value="3.661907" calcext:value-type="float">
            <text:p>3.661907</text:p>
          </table:table-cell>
          <table:table-cell office:value-type="float" office:value="3.702238" calcext:value-type="float">
            <text:p>3.702238</text:p>
          </table:table-cell>
          <table:table-cell office:value-type="float" office:value="1.852912" calcext:value-type="float">
            <text:p>1.852912</text:p>
          </table:table-cell>
          <table:table-cell office:value-type="float" office:value="0.95624" calcext:value-type="float">
            <text:p>0.95624</text:p>
          </table:table-cell>
          <table:table-cell office:value-type="float" office:value="0.525244" calcext:value-type="float">
            <text:p>0.525244</text:p>
          </table:table-cell>
          <table:table-cell office:value-type="float" office:value="0.289519" calcext:value-type="float">
            <text:p>0.289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2:42:28.999931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6:17:55.307142538</meta:creation-date>
    <dc:date>2019-04-25T13:24:14.284198432</dc:date>
    <meta:editing-duration>PT28M34S</meta:editing-duration>
    <meta:editing-cycles>3</meta:editing-cycles>
    <meta:generator>LibreOffice/6.0.7.3$Linux_X86_64 LibreOffice_project/00m0$Build-3</meta:generator>
    <meta:document-statistic meta:table-count="1" meta:cell-count="115" meta:object-count="0"/>
  </office:meta>
</office:document-meta>
</file>